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10.28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4.04283333333333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Φύλλο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(specbzip)_McPAT<text:s/></text:p>
          </table:table-cell>
          <table:table-cell office:value-type="string" table:style-name="ce1">
            <text:p><text:s/>Area<text:s/></text:p>
          </table:table-cell>
          <table:table-cell office:value-type="string" table:style-name="ce1">
            <text:p><text:s/>Subthreshold Leakage<text:s/></text:p>
          </table:table-cell>
          <table:table-cell office:value-type="string" table:style-name="ce1">
            <text:p><text:s/>Gate Leakage<text:s/></text:p>
          </table:table-cell>
          <table:table-cell office:value-type="string" table:style-name="ce1">
            <text:p><text:s/>Runtime</text:p>
          </table:table-cell>
          <table:table-cell office:value-type="string" table:style-name="ce1">
            <text:p>sim_second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acheline.128.txt<text:s/></text:p>
          </table:table-cell>
          <table:table-cell office:value-type="float" office:value="958565" table:style-name="ce2">
            <text:p>958.565</text:p>
          </table:table-cell>
          <table:table-cell office:value-type="float" office:value="104714" table:style-name="ce2">
            <text:p>104.714</text:p>
          </table:table-cell>
          <table:table-cell office:value-type="string" table:style-name="ce1">
            <text:p><text:s/>0.0060447<text:s/></text:p>
          </table:table-cell>
          <table:table-cell office:value-type="string" table:style-name="ce1">
            <text:p><text:s/>0.119639</text:p>
          </table:table-cell>
          <table:table-cell office:value-type="string" table:style-name="ce1">
            <text:p>0.17309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acheline.32.txt<text:s/></text:p>
          </table:table-cell>
          <table:table-cell office:value-type="float" office:value="500299" table:style-name="ce2">
            <text:p>500.299</text:p>
          </table:table-cell>
          <table:table-cell office:value-type="string" table:style-name="ce1">
            <text:p><text:s/>0.791287<text:s/></text:p>
          </table:table-cell>
          <table:table-cell office:value-type="string" table:style-name="ce1">
            <text:p><text:s/>0.00470731<text:s/></text:p>
          </table:table-cell>
          <table:table-cell office:value-type="string" table:style-name="ce1">
            <text:p><text:s/>0.074624</text:p>
          </table:table-cell>
          <table:table-cell office:value-type="string" table:style-name="ce1">
            <text:p>0.18363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acheline.64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cpu_clock.1GHz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2.txt<text:s/></text:p>
          </table:table-cell>
          <table:table-cell office:value-type="float" office:value="694948" table:style-name="ce2">
            <text:p>694.948</text:p>
          </table:table-cell>
          <table:table-cell office:value-type="float" office:value="109577" table:style-name="ce2">
            <text:p>109.577</text:p>
          </table:table-cell>
          <table:table-cell office:value-type="string" table:style-name="ce1">
            <text:p><text:s/>0.00724961<text:s/></text:p>
          </table:table-cell>
          <table:table-cell office:value-type="string" table:style-name="ce1">
            <text:p><text:s/>0.0974492</text:p>
          </table:table-cell>
          <table:table-cell office:value-type="string" table:style-name="ce1">
            <text:p>0.16883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_assoc.4.txt<text:s/></text:p>
          </table:table-cell>
          <table:table-cell office:value-type="float" office:value="778918" table:style-name="ce2">
            <text:p>778.918</text:p>
          </table:table-cell>
          <table:table-cell office:value-type="float" office:value="11743" table:style-name="ce2">
            <text:p>11.743</text:p>
          </table:table-cell>
          <table:table-cell office:value-type="string" table:style-name="ce1">
            <text:p><text:s/>0.00797086<text:s/></text:p>
          </table:table-cell>
          <table:table-cell office:value-type="string" table:style-name="ce1">
            <text:p><text:s/>0.234072</text:p>
          </table:table-cell>
          <table:table-cell office:value-type="string" table:style-name="ce1">
            <text:p>0.16750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128kB.txt<text:s/></text:p>
          </table:table-cell>
          <table:table-cell office:value-type="float" office:value="144308" table:style-name="ce2">
            <text:p>144.308</text:p>
          </table:table-cell>
          <table:table-cell office:value-type="float" office:value="205379" table:style-name="ce2">
            <text:p>205.379</text:p>
          </table:table-cell>
          <table:table-cell office:value-type="string" table:style-name="ce1">
            <text:p><text:s/>0.0157044<text:s/></text:p>
          </table:table-cell>
          <table:table-cell office:value-type="string" table:style-name="ce1">
            <text:p><text:s/>0.400788</text:p>
          </table:table-cell>
          <table:table-cell office:value-type="string" table:style-name="ce1">
            <text:p>0.1657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16kB.txt<text:s/></text:p>
          </table:table-cell>
          <table:table-cell office:value-type="float" office:value="96657" table:style-name="ce2">
            <text:p>96.657</text:p>
          </table:table-cell>
          <table:table-cell office:value-type="float" office:value="136746" table:style-name="ce2">
            <text:p>136.746</text:p>
          </table:table-cell>
          <table:table-cell office:value-type="string" table:style-name="ce1">
            <text:p><text:s/>0.0096354<text:s/></text:p>
          </table:table-cell>
          <table:table-cell office:value-type="string" table:style-name="ce1">
            <text:p><text:s/>0.400722</text:p>
          </table:table-cell>
          <table:table-cell office:value-type="string" table:style-name="ce1">
            <text:p>0.16573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32kB.txt<text:s/></text:p>
          </table:table-cell>
          <table:table-cell office:value-type="float" office:value="971332" table:style-name="ce2">
            <text:p>971.332</text:p>
          </table:table-cell>
          <table:table-cell office:value-type="float" office:value="137495" table:style-name="ce2">
            <text:p>137.495</text:p>
          </table:table-cell>
          <table:table-cell office:value-type="string" table:style-name="ce1">
            <text:p><text:s/>0.00965413<text:s/></text:p>
          </table:table-cell>
          <table:table-cell office:value-type="string" table:style-name="ce1">
            <text:p><text:s/>0.400766</text:p>
          </table:table-cell>
          <table:table-cell office:value-type="string" table:style-name="ce1">
            <text:p>0.1657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28kB_l1i.64kB.txt<text:s/></text:p>
          </table:table-cell>
          <table:table-cell office:value-type="float" office:value="121022" table:style-name="ce2">
            <text:p>121.022</text:p>
          </table:table-cell>
          <table:table-cell office:value-type="float" office:value="177429" table:style-name="ce2">
            <text:p>177.429</text:p>
          </table:table-cell>
          <table:table-cell office:value-type="string" table:style-name="ce1">
            <text:p><text:s/>0.0132956<text:s/></text:p>
          </table:table-cell>
          <table:table-cell office:value-type="string" table:style-name="ce1">
            <text:p><text:s/>0.400786</text:p>
          </table:table-cell>
          <table:table-cell office:value-type="string" table:style-name="ce1">
            <text:p>0.16570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128kB.txt<text:s/></text:p>
          </table:table-cell>
          <table:table-cell office:value-type="float" office:value="918919" table:style-name="ce2">
            <text:p>918.919</text:p>
          </table:table-cell>
          <table:table-cell office:value-type="float" office:value="136746" table:style-name="ce2">
            <text:p>136.746</text:p>
          </table:table-cell>
          <table:table-cell office:value-type="string" table:style-name="ce1">
            <text:p><text:s/>0.0096354<text:s/></text:p>
          </table:table-cell>
          <table:table-cell office:value-type="string" table:style-name="ce1">
            <text:p><text:s/>0.0817323</text:p>
          </table:table-cell>
          <table:table-cell office:value-type="string" table:style-name="ce1">
            <text:p>0.1773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16kB.txt<text:s/></text:p>
          </table:table-cell>
          <table:table-cell office:value-type="float" office:value="44241" table:style-name="ce2">
            <text:p>44.241</text:p>
          </table:table-cell>
          <table:table-cell office:value-type="string" table:style-name="ce1">
            <text:p><text:s/>0.681119<text:s/></text:p>
          </table:table-cell>
          <table:table-cell office:value-type="string" table:style-name="ce1">
            <text:p><text:s/>0.00356643<text:s/></text:p>
          </table:table-cell>
          <table:table-cell office:value-type="string" table:style-name="ce1">
            <text:p><text:s/>0.0817221</text:p>
          </table:table-cell>
          <table:table-cell office:value-type="string" table:style-name="ce1">
            <text:p>0.17737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32kB.txt<text:s/></text:p>
          </table:table-cell>
          <table:table-cell office:value-type="float" office:value="447172" table:style-name="ce2">
            <text:p>447.172</text:p>
          </table:table-cell>
          <table:table-cell office:value-type="string" table:style-name="ce1">
            <text:p><text:s/>0.688615<text:s/></text:p>
          </table:table-cell>
          <table:table-cell office:value-type="string" table:style-name="ce1">
            <text:p><text:s/>0.00358516<text:s/></text:p>
          </table:table-cell>
          <table:table-cell office:value-type="string" table:style-name="ce1">
            <text:p><text:s/>0.0817248</text:p>
          </table:table-cell>
          <table:table-cell office:value-type="string" table:style-name="ce1">
            <text:p>0.17736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16kB_l1i.64kB.txt<text:s/></text:p>
          </table:table-cell>
          <table:table-cell office:value-type="float" office:value="686057" table:style-name="ce2">
            <text:p>686.057</text:p>
          </table:table-cell>
          <table:table-cell office:value-type="float" office:value="108795" table:style-name="ce2">
            <text:p>108.795</text:p>
          </table:table-cell>
          <table:table-cell office:value-type="string" table:style-name="ce1">
            <text:p><text:s/>0.00722668<text:s/></text:p>
          </table:table-cell>
          <table:table-cell office:value-type="string" table:style-name="ce1">
            <text:p><text:s/>0.0817272</text:p>
          </table:table-cell>
          <table:table-cell office:value-type="string" table:style-name="ce1">
            <text:p>0.17736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128kB.txt<text:s/></text:p>
          </table:table-cell>
          <table:table-cell office:value-type="float" office:value="924157" table:style-name="ce2">
            <text:p>924.157</text:p>
          </table:table-cell>
          <table:table-cell office:value-type="float" office:value="137495" table:style-name="ce2">
            <text:p>137.495</text:p>
          </table:table-cell>
          <table:table-cell office:value-type="string" table:style-name="ce1">
            <text:p><text:s/>0.00965413<text:s/></text:p>
          </table:table-cell>
          <table:table-cell office:value-type="string" table:style-name="ce1">
            <text:p><text:s/>0.0866135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16kB.txt<text:s/></text:p>
          </table:table-cell>
          <table:table-cell office:value-type="float" office:value="447648" table:style-name="ce2">
            <text:p>447.648</text:p>
          </table:table-cell>
          <table:table-cell office:value-type="string" table:style-name="ce1">
            <text:p><text:s/>0.688615<text:s/></text:p>
          </table:table-cell>
          <table:table-cell office:value-type="string" table:style-name="ce1">
            <text:p><text:s/>0.00358516<text:s/></text:p>
          </table:table-cell>
          <table:table-cell office:value-type="string" table:style-name="ce1">
            <text:p><text:s/>0.086605</text:p>
          </table:table-cell>
          <table:table-cell office:value-type="string" table:style-name="ce1">
            <text:p>0.17279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32kB.txt<text:s/></text:p>
          </table:table-cell>
          <table:table-cell office:value-type="float" office:value="452409" table:style-name="ce2">
            <text:p>452.409</text:p>
          </table:table-cell>
          <table:table-cell office:value-type="string" table:style-name="ce1">
            <text:p><text:s/>0.696111<text:s/></text:p>
          </table:table-cell>
          <table:table-cell office:value-type="string" table:style-name="ce1">
            <text:p><text:s/>0.00360389<text:s/></text:p>
          </table:table-cell>
          <table:table-cell office:value-type="string" table:style-name="ce1">
            <text:p><text:s/>0.0866079</text:p>
          </table:table-cell>
          <table:table-cell office:value-type="string" table:style-name="ce1">
            <text:p>0.17277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32kB_l1i.64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128kB.txt<text:s/></text:p>
          </table:table-cell>
          <table:table-cell office:value-type="float" office:value="118693" table:style-name="ce2">
            <text:p>118.693</text:p>
          </table:table-cell>
          <table:table-cell office:value-type="float" office:value="177429" table:style-name="ce2">
            <text:p>177.429</text:p>
          </table:table-cell>
          <table:table-cell office:value-type="string" table:style-name="ce1">
            <text:p><text:s/>0.0132956<text:s/></text:p>
          </table:table-cell>
          <table:table-cell office:value-type="string" table:style-name="ce1">
            <text:p><text:s/>0.303184</text:p>
          </table:table-cell>
          <table:table-cell office:value-type="string" table:style-name="ce1">
            <text:p>0.1693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16kB.txt<text:s/></text:p>
          </table:table-cell>
          <table:table-cell office:value-type="float" office:value="710422" table:style-name="ce2">
            <text:p>710.422</text:p>
          </table:table-cell>
          <table:table-cell office:value-type="float" office:value="108795" table:style-name="ce2">
            <text:p>108.795</text:p>
          </table:table-cell>
          <table:table-cell office:value-type="string" table:style-name="ce1">
            <text:p><text:s/>0.00722668<text:s/></text:p>
          </table:table-cell>
          <table:table-cell office:value-type="string" table:style-name="ce1">
            <text:p><text:s/>0.303158</text:p>
          </table:table-cell>
          <table:table-cell office:value-type="string" table:style-name="ce1">
            <text:p>0.16938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32kB.txt<text:s/></text:p>
          </table:table-cell>
          <table:table-cell office:value-type="float" office:value="715183" table:style-name="ce2">
            <text:p>715.183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303198</text:p>
          </table:table-cell>
          <table:table-cell office:value-type="string" table:style-name="ce1">
            <text:p>0.16935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d.64kB_l1i.64kB.txt<text:s/></text:p>
          </table:table-cell>
          <table:table-cell office:value-type="float" office:value="954069" table:style-name="ce2">
            <text:p>954.069</text:p>
          </table:table-cell>
          <table:table-cell office:value-type="float" office:value="149478" table:style-name="ce2">
            <text:p>149.478</text:p>
          </table:table-cell>
          <table:table-cell office:value-type="string" table:style-name="ce1">
            <text:p><text:s/>0.0108869<text:s/></text:p>
          </table:table-cell>
          <table:table-cell office:value-type="string" table:style-name="ce1">
            <text:p><text:s/>0.303183</text:p>
          </table:table-cell>
          <table:table-cell office:value-type="string" table:style-name="ce1">
            <text:p>0.16936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2.txt<text:s/></text:p>
          </table:table-cell>
          <table:table-cell office:value-type="float" office:value="694912" table:style-name="ce2">
            <text:p>694.912</text:p>
          </table:table-cell>
          <table:table-cell office:value-type="float" office:value="109768" table:style-name="ce2">
            <text:p>109.768</text:p>
          </table:table-cell>
          <table:table-cell office:value-type="string" table:style-name="ce1">
            <text:p><text:s/>0.0072586<text:s/></text:p>
          </table:table-cell>
          <table:table-cell office:value-type="string" table:style-name="ce1">
            <text:p><text:s/>0.0866137</text:p>
          </table:table-cell>
          <table:table-cell office:value-type="string" table:style-name="ce1">
            <text:p>0.17277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1i_assoc.4.txt<text:s/></text:p>
          </table:table-cell>
          <table:table-cell office:value-type="float" office:value="591587" table:style-name="ce2">
            <text:p>591.587</text:p>
          </table:table-cell>
          <table:table-cell office:value-type="string" table:style-name="ce1">
            <text:p><text:s/>0.825196<text:s/></text:p>
          </table:table-cell>
          <table:table-cell office:value-type="string" table:style-name="ce1">
            <text:p><text:s/>0.00464329<text:s/></text:p>
          </table:table-cell>
          <table:table-cell office:value-type="string" table:style-name="ce1">
            <text:p><text:s/>0.0866095</text:p>
          </table:table-cell>
          <table:table-cell office:value-type="string" table:style-name="ce1">
            <text:p>0.17277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1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79643</text:p>
          </table:table-cell>
          <table:table-cell office:value-type="string" table:style-name="ce1">
            <text:p>0.17011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256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3935</text:p>
          </table:table-cell>
          <table:table-cell office:value-type="string" table:style-name="ce1">
            <text:p>0.1782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2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88272</text:p>
          </table:table-cell>
          <table:table-cell office:value-type="string" table:style-name="ce1">
            <text:p>0.16846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4M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97755</text:p>
          </table:table-cell>
          <table:table-cell office:value-type="string" table:style-name="ce1">
            <text:p>0.1666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_size.512kB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1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57483</text:p>
          </table:table-cell>
          <table:table-cell office:value-type="string" table:style-name="ce1">
            <text:p>0.17450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2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123</text:p>
          </table:table-cell>
          <table:table-cell office:value-type="string" table:style-name="ce1">
            <text:p>0.17277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(specbzip)_McPAT/l2d_assoc.4.txt<text:s/></text:p>
          </table:table-cell>
          <table:table-cell office:value-type="float" office:value="691295" table:style-name="ce2">
            <text:p>691.295</text:p>
          </table:table-cell>
          <table:table-cell office:value-type="float" office:value="109545" table:style-name="ce2">
            <text:p>109.545</text:p>
          </table:table-cell>
          <table:table-cell office:value-type="string" table:style-name="ce1">
            <text:p><text:s/>0.0072454<text:s/></text:p>
          </table:table-cell>
          <table:table-cell office:value-type="string" table:style-name="ce1">
            <text:p><text:s/>0.0866911</text:p>
          </table:table-cell>
          <table:table-cell office:value-type="string" table:style-name="ce1">
            <text:p>0.172616</text:p>
          </table:table-cell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Σελίδα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Ραφαήλ Μπουλογεώργος</dc:creator>
    <meta:creation-date>2019-12-18T06:13:09Z</meta:creation-date>
    <dc:date>2019-12-18T04:42:10Z</dc:date>
    <meta:editing-cycles>1</meta:editing-cycles>
    <meta:editing-duration>PT164S</meta:editing-duration>
  </office:meta>
</office:document-meta>
</file>